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88">
            <text:p>2188</text:p>
          </table:table-cell>
          <table:table-cell table:style-name="ce22" office:value-type="float" office:value="307">
            <text:p>30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183">
            <text:p>16,183</text:p>
          </table:table-cell>
          <table:table-cell table:style-name="ce22" office:value-type="float" office:value="2725">
            <text:p>27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54">
            <text:p>1,754</text:p>
          </table:table-cell>
          <table:table-cell table:style-name="ce23" office:value-type="float" office:value="591">
            <text:p>59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792">
            <text:p>8,792</text:p>
          </table:table-cell>
          <table:table-cell table:style-name="ce23" office:value-type="float" office:value="2503">
            <text:p>2,50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69">
            <text:p>1769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94">
            <text:p>1794</text:p>
          </table:table-cell>
          <table:table-cell table:style-name="ce22" office:value-type="float" office:value="816">
            <text:p>81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613">
            <text:p>10613</text:p>
          </table:table-cell>
          <table:table-cell table:style-name="ce22" office:value-type="float" office:value="1567">
            <text:p>156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61">
            <text:p>1,561</text:p>
          </table:table-cell>
          <table:table-cell table:style-name="ce22" office:value-type="float" office:value="284">
            <text:p>28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497">
            <text:p>49,497</text:p>
          </table:table-cell>
          <table:table-cell table:style-name="ce22" office:value-type="float" office:value="9635">
            <text:p>96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40">
            <text:p>5,44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76">
            <text:p>1,776</text:p>
          </table:table-cell>
          <table:table-cell table:style-name="ce23" office:value-type="float" office:value="746">
            <text:p>74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157">
            <text:p>15157</text:p>
          </table:table-cell>
          <table:table-cell table:style-name="ce22" office:value-type="float" office:value="188">
            <text:p>18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89">
            <text:p>10689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20">
            <text:p>2,020</text:p>
          </table:table-cell>
          <table:table-cell table:style-name="ce23" office:value-type="float" office:value="956">
            <text:p>95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26">
            <text:p>23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53">
            <text:p>2353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648">
            <text:p>35648</text:p>
          </table:table-cell>
          <table:table-cell table:style-name="ce22" office:value-type="float" office:value="3060">
            <text:p>306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530">
            <text:p>73530</text:p>
          </table:table-cell>
          <table:table-cell table:style-name="ce22" office:value-type="float" office:value="8542">
            <text:p>854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3027">
            <text:p>123027</text:p>
          </table:table-cell>
          <table:table-cell table:style-name="ce22" office:value-type="float" office:value="18177">
            <text:p>181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